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5072278" calcext:value-type="float">
            <text:p>85072278</text:p>
          </table:table-cell>
          <table:table-cell table:formula="of:=DEC2HEX([.A1])" office:value-type="string" office:string-value="5121996" calcext:value-type="string">
            <text:p>5121996</text:p>
          </table:table-cell>
        </table:table-row>
        <table:table-row table:style-name="ro1">
          <table:table-cell office:value-type="float" office:value="672274793" calcext:value-type="float">
            <text:p>672274793</text:p>
          </table:table-cell>
          <table:table-cell table:formula="of:=DEC2HEX([.A2])" office:value-type="string" office:string-value="28121969" calcext:value-type="string">
            <text:p>28121969</text:p>
          </table:table-cell>
        </table:table-row>
        <table:table-row table:style-name="ro1">
          <table:table-cell office:value-type="float" office:value="369367448" calcext:value-type="float">
            <text:p>369367448</text:p>
          </table:table-cell>
          <table:table-cell table:formula="of:=DEC2HEX([.A3])" office:value-type="string" office:string-value="16041998" calcext:value-type="string">
            <text:p>16041998</text:p>
          </table:table-cell>
        </table:table-row>
        <table:table-row table:style-name="ro1">
          <table:table-cell office:value-type="float" office:value="537993216" calcext:value-type="float">
            <text:p>537993216</text:p>
          </table:table-cell>
          <table:table-cell table:formula="of:=DEC2HEX([.A4])" office:value-type="string" office:string-value="20112000" calcext:value-type="string">
            <text:p>2011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0:24:50.621115290</meta:creation-date>
    <dc:date>2020-05-21T00:30:24.104096154</dc:date>
    <meta:editing-duration>PT5M35S</meta:editing-duration>
    <meta:editing-cycles>1</meta:editing-cycles>
    <meta:document-statistic meta:table-count="1" meta:cell-count="8" meta:object-count="0"/>
    <meta:generator>LibreOffice/6.2.5.2$Linux_X86_64 LibreOffice_project/1ec314fa52f458adc18c4f025c545a4e8b22c159</meta:generator>
  </office:meta>
</office:document-meta>
</file>